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Roboto" svg:font-family="Roboto, 'Helvetica Neue', Helvetica, Arial, sans-serif"/>
    <style:font-face style:name="medium-content-serif-font" svg:font-family="medium-content-serif-font, Georgia, Cambria, 'Times New Roman', Times, 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b8ad" officeooo:paragraph-rsid="0019b8ad"/>
    </style:style>
    <style:style style:name="P2" style:family="paragraph" style:parent-style-name="Text_20_body">
      <style:text-properties fo:color="#000000" fo:font-size="12pt" fo:font-weight="bold" officeooo:rsid="0020b601" officeooo:paragraph-rsid="0020b601" style:font-size-asian="12pt" style:font-weight-asian="bold" style:font-size-complex="12pt" style:font-weight-complex="bold"/>
    </style:style>
    <style:style style:name="P3" style:family="paragraph" style:parent-style-name="Text_20_body">
      <style:text-properties fo:font-variant="normal" fo:text-transform="none" fo:color="#000000" style:text-line-through-style="none" style:text-line-through-type="none" style:font-name="Open Sans" fo:font-size="20pt" fo:letter-spacing="normal" fo:font-style="normal" style:text-underline-style="none" fo:font-weight="bold" officeooo:rsid="0020b601" officeooo:paragraph-rsid="0020b601" style:text-blinking="false" style:font-size-asian="20pt" style:font-weight-asian="bold" style:font-size-complex="20pt" style:font-weight-complex="bold"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Open Sans" fo:font-size="12pt" fo:letter-spacing="normal" fo:font-style="normal" fo:font-weight="normal" loext:padding="0in" loext:border="none"/>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fo:line-height="150%" fo:orphans="2" fo:widows="2" fo:text-indent="0in" style:auto-text-indent="false" fo:padding="0in" fo:border="none"/>
    </style:style>
    <style:style style:name="P7" style:family="paragraph" style:parent-style-name="Heading_20_5">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Open Sans" fo:font-size="12pt" fo:letter-spacing="normal" fo:font-style="normal" fo:font-weight="bold" loext:padding="0in" loext:border="none"/>
    </style:style>
    <style:style style:name="P8"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172a3a" style:font-name="Open Sans" fo:font-size="12pt" fo:letter-spacing="normal" fo:font-style="normal" fo:font-weight="bold" loext:padding="0in" loext:border="none"/>
    </style:style>
    <style:style style:name="P9"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172a3a" style:font-name="Open Sans" fo:font-size="18pt" fo:letter-spacing="normal" fo:font-style="normal" fo:font-weight="bold" style:font-size-asian="18pt" style:font-weight-asian="bold" style:font-size-complex="18pt" style:font-weight-complex="bold" loext:padding="0in" loext:border="none"/>
    </style:style>
    <style:style style:name="P10"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202020" style:font-name="Open Sans" fo:font-size="15pt" fo:letter-spacing="normal" fo:font-style="normal" fo:font-weight="bold" style:font-size-asian="15pt" style:font-weight-asian="bold" style:font-size-complex="15pt" style:font-weight-complex="bold" loext:padding="0in" loext:border="none"/>
    </style:style>
    <style:style style:name="P11" style:family="paragraph" style:parent-style-name="Text_20_body">
      <style:paragraph-properties fo:margin-left="0in" fo:margin-right="0in" fo:orphans="2" fo:widows="2" fo:text-indent="0in" style:auto-text-indent="false" fo:padding="0in" fo:border="none"/>
      <style:text-properties fo:font-variant="normal" fo:text-transform="none" fo:color="#202020" style:font-name="Arial" fo:font-size="12pt" fo:letter-spacing="normal" fo:font-style="normal" fo:font-weight="normal" style:font-size-asian="12pt" style:font-size-complex="12pt"/>
    </style:style>
    <style:style style:name="P12" style:family="paragraph" style:parent-style-name="Standard">
      <style:text-properties officeooo:rsid="0019b8ad" officeooo:paragraph-rsid="0019b8ad"/>
    </style:style>
    <style:style style:name="P13" style:family="paragraph" style:parent-style-name="Standard">
      <style:text-properties officeooo:paragraph-rsid="001d676e"/>
    </style:style>
    <style:style style:name="P14" style:family="paragraph" style:parent-style-name="Standard">
      <style:text-properties officeooo:paragraph-rsid="001ed12a"/>
    </style:style>
    <style:style style:name="P15" style:family="paragraph" style:parent-style-name="Standard">
      <style:text-properties officeooo:paragraph-rsid="0019b8ad"/>
    </style:style>
    <style:style style:name="P16"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style>
    <style:style style:name="P17"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officeooo:paragraph-rsid="0020c74d"/>
    </style:style>
    <style:style style:name="P18"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fo:font-variant="normal" fo:text-transform="none" style:font-name="Open Sans" fo:font-size="12pt" fo:letter-spacing="normal" fo:font-style="normal" fo:font-weight="normal" officeooo:paragraph-rsid="0020c74d" loext:padding="0in" loext:border="none"/>
    </style:style>
    <style:style style:name="P19" style:family="paragraph" style:parent-style-name="Quotations">
      <style:paragraph-properties fo:margin-left="0in" fo:margin-right="0.3937in" fo:margin-top="0in" fo:margin-bottom="0in" loext:contextual-spacing="false" fo:line-height="150%" fo:orphans="2" fo:widows="2" fo:text-indent="0in" style:auto-text-indent="false" fo:padding="0in" fo:border="none"/>
      <style:text-properties fo:font-variant="normal" fo:text-transform="none" style:font-name="Open Sans" fo:font-size="12pt" fo:letter-spacing="normal" fo:font-style="normal" fo:font-weight="normal" officeooo:paragraph-rsid="0020c74d" loext:padding="0in" loext:border="none"/>
    </style:style>
    <style:style style:name="P20" style:family="paragraph" style:parent-style-name="Text_20_body">
      <style:text-properties officeooo:paragraph-rsid="0024509e"/>
    </style:style>
    <style:style style:name="P21" style:family="paragraph" style:parent-style-name="Text_20_body">
      <style:text-properties officeooo:paragraph-rsid="0027b978"/>
    </style:style>
    <style:style style:name="P2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2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25c54b"/>
    </style:style>
    <style:style style:name="P2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24509e"/>
    </style:style>
    <style:style style:name="P2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24509e" officeooo:paragraph-rsid="0024509e"/>
    </style:style>
    <style:style style:name="P26" style:family="paragraph" style:parent-style-name="Standard">
      <style:text-properties officeooo:paragraph-rsid="001ed12a"/>
    </style:style>
    <style:style style:name="P27" style:family="paragraph" style:parent-style-name="Standard">
      <style:text-properties officeooo:paragraph-rsid="0024509e"/>
    </style:style>
    <style:style style:name="T1" style:family="text">
      <style:text-properties fo:font-variant="normal" fo:text-transform="none" fo:color="#2a7ed2" style:text-line-through-style="none" style:text-line-through-type="none" style:font-name="Open Sans" fo:font-size="12pt" fo:letter-spacing="normal" fo:font-style="normal" style:text-underline-style="none" fo:font-weight="normal" style:text-blinking="false" loext:padding="0in" loext:border="none"/>
    </style:style>
    <style:style style:name="T2" style:family="text">
      <style:text-properties fo:font-variant="normal" fo:text-transform="none" style:font-name="Open Sans" fo:font-size="12pt" fo:letter-spacing="normal" fo:font-style="normal" fo:font-weight="normal" loext:padding="0in" loext:border="none"/>
    </style:style>
    <style:style style:name="T3" style:family="text">
      <style:text-properties fo:font-variant="normal" fo:text-transform="none" style:font-name="Open Sans" fo:font-size="12pt" fo:letter-spacing="normal" fo:font-style="normal" fo:font-weight="normal" officeooo:rsid="0024509e" loext:padding="0in" loext:border="none"/>
    </style:style>
    <style:style style:name="T4" style:family="text">
      <style:text-properties fo:font-variant="normal" fo:text-transform="none" style:font-name="Open Sans" fo:font-size="12pt" fo:letter-spacing="normal" fo:font-style="normal" fo:font-weight="normal" officeooo:rsid="0027b978" loext:padding="0in" loext:border="none"/>
    </style:style>
    <style:style style:name="T5" style:family="text">
      <style:text-properties fo:font-variant="normal" fo:text-transform="none" style:font-name="Open Sans" fo:font-size="12pt" fo:letter-spacing="normal" fo:font-style="normal" loext:padding="0in" loext:border="none"/>
    </style:style>
    <style:style style:name="T6" style:family="text">
      <style:text-properties fo:font-variant="normal" fo:text-transform="none" style:font-name="Open Sans" fo:font-size="12pt" fo:letter-spacing="normal" fo:font-weight="normal" loext:padding="0in" loext:border="none"/>
    </style:style>
    <style:style style:name="T7" style:family="text">
      <style:text-properties fo:font-variant="normal" fo:text-transform="none" style:font-name="Open Sans" fo:font-size="13pt" fo:letter-spacing="normal" fo:font-style="normal" fo:font-weight="normal" style:font-size-asian="13pt" style:font-size-complex="13pt" loext:padding="0in" loext:border="none"/>
    </style:style>
    <style:style style:name="T8" style:family="text">
      <style:text-properties fo:font-variant="normal" fo:text-transform="none" style:text-line-through-style="none" style:text-line-through-type="none" style:font-name="Open Sans" fo:letter-spacing="normal" fo:font-style="normal" style:text-underline-style="none" style:text-blinking="false" loext:padding="0in" loext:border="none"/>
    </style:style>
    <style:style style:name="T9" style:family="text">
      <style:text-properties fo:font-variant="normal" fo:text-transform="none" fo:color="#202020" style:text-line-through-style="none" style:text-line-through-type="none" style:font-name="Roboto" fo:letter-spacing="normal" fo:font-style="normal" style:text-underline-style="none" fo:font-weight="normal" style:text-blinking="false" loext:padding="0in" loext:border="none"/>
    </style:style>
    <style:style style:name="T10" style:family="text">
      <style:text-properties fo:font-variant="normal" fo:text-transform="none" fo:color="#202020" style:font-name="Roboto" fo:font-size="16.5pt" fo:letter-spacing="normal" fo:font-style="normal" fo:font-weight="normal" loext:padding="0in" loext:border="none"/>
    </style:style>
    <style:style style:name="T11" style:family="text">
      <style:text-properties fo:font-variant="normal" fo:text-transform="none" fo:color="#202020" style:font-name="Roboto" fo:font-size="13pt" fo:letter-spacing="normal" fo:font-style="normal" fo:font-weight="normal" style:font-size-asian="13pt" style:font-size-complex="13pt" loext:padding="0in" loext:border="none"/>
    </style:style>
    <style:style style:name="T12" style:family="text">
      <style:text-properties fo:font-variant="normal" fo:text-transform="none" fo:color="#202020" style:font-name="Roboto" fo:font-size="13.5pt" fo:letter-spacing="normal" fo:font-style="normal" fo:font-weight="normal" loext:padding="0in" loext:border="none"/>
    </style:style>
    <style:style style:name="T13" style:family="text">
      <style:text-properties fo:font-variant="normal" fo:text-transform="none" style:font-name="medium-content-serif-font" fo:font-size="15.75pt" fo:letter-spacing="normal" fo:font-style="normal" fo:font-weight="normal" loext:padding="0in" loext:border="none"/>
    </style:style>
    <style:style style:name="T14" style:family="text">
      <style:text-properties fo:font-variant="normal" fo:text-transform="none" style:font-name="medium-content-serif-font" fo:font-size="15.75pt" fo:letter-spacing="normal" fo:font-style="normal" fo:font-weight="normal" officeooo:rsid="0025c54b" loext:padding="0in" loext:border="none"/>
    </style:style>
    <style:style style:name="T15" style:family="text">
      <style:text-properties officeooo:rsid="001ed12a"/>
    </style:style>
    <style:style style:name="T16" style:family="text">
      <style:text-properties officeooo:rsid="002450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is GraphQL?</text:p>
      <text:p text:style-name="P2"><text:span text:style-name="T9">GraphQL is a query language for APIs and a runtime for fulfilling those queries with your existing data. GraphQL provides a complete and understandable description of the data in your API, gives clients the power to ask for exactly what they need and nothing more, makes it easier to evolve APIs over time, and enables powerful developer tools.</text:span><text:span text:style-name="T8"> </text:span></text:p>
      <text:p text:style-name="P1"><text:a xlink:type="simple" xlink:href="http://www.graphql.org/" office:target-frame-name="_blank" xlink:show="new" text:style-name="Internet_20_link" text:visited-style-name="Visited_20_Internet_20_Link"><text:span text:style-name="T1">GraphQL</text:span></text:a><text:span text:style-name="T2"> is a new API standard that provides a more efficient, powerful and flexible alternative to REST. It was developed and </text:span><text:a xlink:type="simple" xlink:href="https://facebook.github.io/react/blog/2015/02/20/introducing-relay-and-graphql.html" office:target-frame-name="_blank" xlink:show="new" text:style-name="Internet_20_link" text:visited-style-name="Visited_20_Internet_20_Link"><text:span text:style-name="T1">open-sourced by Facebook</text:span></text:a><text:span text:style-name="T2"> and is now maintained by a large community of companies and individuals from all over the world.</text:span></text:p>
      <text:p text:style-name="P17"><text:span text:style-name="T2">APIs have become ubiquitous components of software infrastructures. In short, an </text:span><text:span text:style-name="Strong_20_Emphasis"><text:span text:style-name="T5">API</text:span></text:span><text:span text:style-name="T2"> defines how a </text:span><text:span text:style-name="Strong_20_Emphasis"><text:span text:style-name="T5">client </text:span></text:span><text:span text:style-name="T2">can load data from a </text:span><text:span text:style-name="Strong_20_Emphasis"><text:span text:style-name="T5">server</text:span></text:span><text:span text:style-name="T2">. </text:span></text:p>
      <text:p text:style-name="P18"/>
      <text:p text:style-name="P16"><text:span text:style-name="T2">At its core, GraphQL enables </text:span><text:span text:style-name="Emphasis"><text:span text:style-name="T6">declarative data fetching</text:span></text:span><text:span text:style-name="T2"> where a client can specify exactly what data it needs from an API. Instead of multiple endpoints that return fixed data structures, a GraphQL server only exposes a single endpoint and responds with precisely the data a client asked for. </text:span></text:p>
      <text:p text:style-name="P16"/>
      <text:p text:style-name="P16"/>
      <text:p text:style-name="P16"><text:span text:style-name="T2">APIs have become ubiquitous components of software infrastructures. In short, an </text:span><text:span text:style-name="Strong_20_Emphasis"><text:span text:style-name="T2">API</text:span></text:span><text:span text:style-name="T2"> defines how a </text:span><text:span text:style-name="Strong_20_Emphasis"><text:span text:style-name="T2">client </text:span></text:span><text:span text:style-name="T2">can load data from a  </text:span><text:span text:style-name="Strong_20_Emphasis"><text:span text:style-name="T2">server</text:span></text:span><text:span text:style-name="T2">.</text:span></text:p>
      <text:p text:style-name="P5"><text:span text:style-name="T2">At its core, GraphQL enables </text:span><text:span text:style-name="Emphasis"><text:span text:style-name="T2">declarative data fetching</text:span></text:span><text:span text:style-name="T2"> where a client can specify exactly what data it needs from an API. Instead of multiple endpoints that return fixed data structures, a GraphQL server only exposes a single endpoint and responds with precisely the data a client asked for.</text:span></text:p>
      <text:p text:style-name="P4"/>
      <text:h text:style-name="P9" text:outline-level="3">A more efficient Alternative to REST</text:h>
      <text:p text:style-name="P19"/>
      <text:p text:style-name="P6"><text:a xlink:type="simple" xlink:href="https://en.wikipedia.org/wiki/Representational_state_transfer" office:target-frame-name="_blank" xlink:show="new" text:style-name="Internet_20_link" text:visited-style-name="Visited_20_Internet_20_Link"><text:span text:style-name="T1">REST</text:span></text:a><text:span text:style-name="T2"> has been a popular way to expose data from a server. When the concept of REST was developed, client applications were relatively simple and the development pace wasn’t nearly where it is today. REST thus was a good fit for many applications. However, the API landscape has radically changed over the last couple of years. In particular, there are three factors that have been challenging the way APIs are designed:</text:span></text:p>
      <text:h text:style-name="P7" text:outline-level="5"><text:soft-page-break/>1. Increased mobile usage creates need for efficient data loading</text:h>
      <text:p text:style-name="P4">Increased mobile usage, low-powered devices and sloppy networks were the initial reasons why Facebook developed GraphQL. GraphQL minimizes the amount of data that needs to be transferred over the network and thus majorly improves applications operating under these conditions.</text:p>
      <text:h text:style-name="P7" text:outline-level="5">2. Variety of different frontend frameworks and platforms</text:h>
      <text:p text:style-name="P4">The heterogeneous landscape of frontend frameworks and platforms that run client applications makes it difficult to build and maintain one API that would fit the requirements of all. With GraphQL, each client can access precisely the data it needs.</text:p>
      <text:h text:style-name="P7" text:outline-level="5">3. Fast development &amp; expectation for rapid feature development</text:h>
      <text:p text:style-name="P4">Continuous deployment has become a standard for many companies, rapid iterations and frequent product updates are indispensable. With REST APIs, the way data is exposed by the server often needs to be modified to account for specific requirements and design changes on the client-side. This hinders fast development practices and product iterations.</text:p>
      <text:p text:style-name="P4"/>
      <text:h text:style-name="P10" text:outline-level="2">Get many resources in a single request</text:h>
      <text:p text:style-name="P11">GraphQL queries access not just the properties of one resource but also smoothly follow references between them. While typical REST APIs require loading from multiple URLs, GraphQL APIs get all the data your app needs in a single request. Apps using GraphQL can be quick even on slow mobile network connections.</text:p>
      <text:p text:style-name="P4"/>
      <text:h text:style-name="P8" text:outline-level="4">A rapidly growing Community</text:h>
      <text:p text:style-name="P6"><text:span text:style-name="T2">In fact, GraphQL is a technology that can be used everywhere a client communicates with an API. Interestingly, other companies like </text:span><text:a xlink:type="simple" xlink:href="https://medium.com/netflix-techblog" office:target-frame-name="_blank" xlink:show="new" text:style-name="Internet_20_link" text:visited-style-name="Visited_20_Internet_20_Link"><text:span text:style-name="T1">Netflix</text:span></text:a><text:span text:style-name="T2"> or </text:span><text:a xlink:type="simple" xlink:href="https://building.coursera.org/" office:target-frame-name="_blank" xlink:show="new" text:style-name="Internet_20_link" text:visited-style-name="Visited_20_Internet_20_Link"><text:span text:style-name="T1">Coursera</text:span></text:a><text:span text:style-name="T2"> were working on comparable ideas to make API interactions more efficient. Coursera envisioned a similar technology to let a client specify its data requirements and Netflix even open-sourced their solution called </text:span><text:a xlink:type="simple" xlink:href="https://github.com/Netflix/falcor" office:target-frame-name="_blank" xlink:show="new" text:style-name="Internet_20_link" text:visited-style-name="Visited_20_Internet_20_Link"><text:span text:style-name="T1">Falcor</text:span></text:a><text:span text:style-name="T2">. After GraphQL was open-sourced, Coursera completely cancelled their own efforts and hopped on the GraphQL train.</text:span></text:p>
      <text:p text:style-name="P6"><text:span text:style-name="T2">Today, GraphQL is used in production by </text:span><text:a xlink:type="simple" xlink:href="http://graphql.org/users/" office:target-frame-name="_blank" xlink:show="new" text:style-name="Internet_20_link" text:visited-style-name="Visited_20_Internet_20_Link"><text:span text:style-name="T1">lots of different companies</text:span></text:a><text:span text:style-name="T2"> such as GitHub, Twitter, Yelp and Shopify - to name only a few.</text:span></text:p>
      <text:p text:style-name="P4"/>
      <text:p text:style-name="P12"/>
      <text:p text:style-name="P12"><text:soft-page-break/>Tóm lại, GraphQL là một cú pháp mô tả cách truy vấn dữ liệu, và thông thường được sử dụng để lấy dữ liệu từ server về cho client. </text:p>
      <text:p text:style-name="P12">GraphQL có 3 đặc điểm chính:</text:p>
      <text:p text:style-name="P12"/>
      <text:p text:style-name="P12">Nó cho phép client xác định chính xác dữ liệu nào mà client cần</text:p>
      <text:p text:style-name="P12">Nó giúp cho việc tổng hợp dữ liệu từ nhiều nguồn trở nên dễ dàng hơn</text:p>
      <text:p text:style-name="P12">Nó sử dụng một hệ thống kiểu để mô tả dữ liệu.</text:p>
      <text:p text:style-name="P12"/>
      <text:p text:style-name="P15"><text:span text:style-name="Source_20_Text"/></text:p>
      <text:p text:style-name="P13"><text:span text:style-name="Source_20_Text"/></text:p>
      <text:p text:style-name="P13"><text:span text:style-name="Source_20_Text"/></text:p>
      <text:p text:style-name="P14"><text:span text:style-name="Source_20_Text"><text:span text:style-name="T15">Dạ anh, em thấy dùng GraphQL sẽ linh hoạt hơn dùng các service còn lại. Em thấy nó có 3 ưu điểm:</text:span></text:span></text:p>
      <text:p text:style-name="P14"><text:span text:style-name="Source_20_Text"><text:span text:style-name="T15"><text:tab/>Thứ nhất: như cách truy vấn dữ liệu từ server chỉ cần 1 endpoint duy nhất để lấy dữ liệu mình cần còn REST thì phải cần nhiều end<text:tab/>point để lấy dữ liệu từ nhiều nguồn khác nhau</text:span></text:span></text:p>
      <text:p text:style-name="P14"><text:span text:style-name="Source_20_Text"><text:tab/></text:span><text:span text:style-name="Source_20_Text"><text:span text:style-name="T15">Thứ hai: về dữ liệu mà server trả về thì GraphQL có thể chỉ rõ những trường, những thông tin cần thiết mà client muốn nhận rồi gửi lên server, chứ không giống như REST mỗi lần truy vấn là lấy toàn bộ thông tin của một đối tượng do đó sẽ bị dư thừa dữ liệu không cần thiết và còn khiến cho client phải tốn công lọc dữ liệu lại</text:span></text:span></text:p>
      <text:p text:style-name="P14"><text:span text:style-name="Source_20_Text"><text:tab/></text:span><text:span text:style-name="Source_20_Text"><text:span text:style-name="T15">Thứ ba: trong quá trình phát triển sản phẩm có những thay đổi thiết kế ở dưới client, nếu dùng REST thì cách xử lí dữ liệu của server cần phải được sửa đổi lại để đáp ứng yêu cầu do đó sẽ tốn nhiều thời gian để bảo trì code.</text:span></text:span></text:p>
      <text:p text:style-name="P14"><text:span text:style-name="Source_20_Text"/></text:p>
      <text:p text:style-name="P14"><text:span text:style-name="Source_20_Text"/></text:p>
      <text:p text:style-name="P14"><text:span text:style-name="Source_20_Text"/></text:p>
      <text:p text:style-name="P14"><text:span text:style-name="Source_20_Text"/></text:p>
      <text:p text:style-name="P14"><text:span text:style-name="Source_20_Text"/></text:p>
      <text:p text:style-name="P14"><text:span text:style-name="Source_20_Text"/></text:p>
      <text:p text:style-name="P27"><text:span text:style-name="Source_20_Text"><text:span text:style-name="T16">Silde 4:</text:span></text:span></text:p>
      <text:p text:style-name="P20"><text:span text:style-name="Source_20_Text"><text:span text:style-name="T2"> </text:span></text:span><text:span text:style-name="Source_20_Text"><text:span text:style-name="T11">GraphQL is a query language for APIs</text:span></text:span><text:span text:style-name="Source_20_Text"><text:span text:style-name="T7"> </text:span></text:span><text:span text:style-name="Source_20_Text"><text:span text:style-name="T2">that provides a more efficient, powerful and flexible alternative to REST. </text:span></text:span></text:p>
      <text:p text:style-name="P23"><text:span text:style-name="T2">At its core, GraphQL enables </text:span><text:span text:style-name="Emphasis"><text:span text:style-name="T2">declarative data fetching</text:span></text:span><text:span text:style-name="T2"> where a client can specify exactly what data it needs from an API. </text:span><text:span text:style-name="T12">Send a GraphQL query to your API and get exactly what you need, nothing more and nothing less. </text:span><text:span text:style-name="T2"> </text:span></text:p>
      <text:p text:style-name="P23"><text:span text:style-name="T2">Instead of multiple endpoints that return fixed data structures, a GraphQL server only exposes a single endpoint and responds with precisely the data a client asked for.</text:span></text:p>
      <text:p text:style-name="P5"><text:span text:style-name="T2"/></text:p>
      <text:p text:style-name="P25"><text:span text:style-name="T2">It makes it easier to aggregate data from multiple sources.</text:span></text:p>
      <text:p text:style-name="P25"><text:span text:style-name="T2"/></text:p>
      <text:p text:style-name="P24"><text:span text:style-name="T3">It uses a type system to describe data. </text:span><text:span text:style-name="T12">GraphQL APIs are organized in terms of types and fields, not endpoints. Access the full capabilities of your data from a single </text:span><text:soft-page-break/><text:span text:style-name="T12">endpoint. GraphQL uses types to ensure Apps only ask for what’s possible and provide clear and helpful errors. Apps can use types to avoid writing manual parsing code.</text:span><text:span text:style-name="T2"> </text:span></text:p>
      <text:p text:style-name="P20"><text:span text:style-name="Source_20_Text"><text:span text:style-name="T2">It was developed and </text:span></text:span><text:a xlink:type="simple" xlink:href="https://facebook.github.io/react/blog/2015/02/20/introducing-relay-and-graphql.html" office:target-frame-name="_blank" xlink:show="new" text:style-name="Internet_20_link" text:visited-style-name="Visited_20_Internet_20_Link"><text:span text:style-name="Source_20_Text"><text:span text:style-name="T1">open-sourced by Facebook</text:span></text:span></text:a><text:span text:style-name="Source_20_Text"><text:span text:style-name="T2"> and is now maintained by a large community of companies and individuals from all over the world.</text:span></text:span></text:p>
      <text:p text:style-name="P20"><text:span text:style-name="Source_20_Text"><text:span text:style-name="T13">So how did GraphQL get started? What does it look like in practice? And how do you start using it? </text:span></text:span><text:span text:style-name="Source_20_Text"><text:span text:style-name="T14">Follow me</text:span></text:span><text:span text:style-name="Source_20_Text"><text:span text:style-name="T13"> to find out!</text:span></text:span><text:span text:style-name="Source_20_Text"><text:span text:style-name="T2"> </text:span></text:span></text:p>
      <text:p text:style-name="P20"><text:span text:style-name="Source_20_Text"><text:span text:style-name="T2"/></text:span></text:p>
      <text:p text:style-name="P20"><text:span text:style-name="Source_20_Text"><text:span text:style-name="T2"/></text:span></text:p>
      <text:p text:style-name="P21"><text:span text:style-name="Source_20_Text"><text:span text:style-name="T4">Slide 5:</text:span></text:span></text:p>
      <text:p text:style-name="P21"><text:span text:style-name="Source_20_Text"><text:span text:style-name="T4">This Schema is used as a transaction between the client and server to determine how the client can access the data</text:span></text:span></text:p>
      <text:p text:style-name="P21"><text:span text:style-name="Source_20_Text"><text:span text:style-name="T4">The request you make to your GraphQL is the query</text:span></text:span></text:p>
      <text:p text:style-name="P21"><text:span text:style-name="Source_20_Text"><text:span text:style-name="T4">A resolver tells GraphQL how and where to fetch the data corresponding to a given fiel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Roboto" svg:font-family="Roboto, 'Helvetica Neue', Helvetica, Arial, sans-serif"/>
    <style:font-face style:name="medium-content-serif-font" svg:font-family="medium-content-serif-font, Georgia, Cambria, 'Times New Roman', Times, 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7:19:14.006000000</meta:creation-date>
    <dc:date>2019-04-09T17:38:49.739000000</dc:date>
    <meta:editing-duration>PT9H11M52S</meta:editing-duration>
    <meta:editing-cycles>8</meta:editing-cycles>
    <meta:generator>LibreOffice/5.2.0.4$Windows_X86_64 LibreOffice_project/066b007f5ebcc236395c7d282ba488bca6720265</meta:generator>
    <meta:document-statistic meta:table-count="0" meta:image-count="0" meta:object-count="0" meta:page-count="4" meta:paragraph-count="41" meta:word-count="1147" meta:character-count="6549" meta:non-whitespace-character-count="5429"/>
  </office:meta>
</office:document-meta>
</file>